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Table_20_Contents">
      <style:paragraph-properties fo:text-align="center" style:justify-single-word="false"/>
      <style:text-properties fo:font-size="12pt" style:font-size-asian="10.5pt" style:font-size-complex="12pt"/>
    </style:style>
    <style:style style:name="P21" style:family="paragraph" style:parent-style-name="Table_20_Contents">
      <style:paragraph-properties fo:text-align="end" style:justify-single-word="false"/>
      <style:text-properties fo:font-size="12pt" style:font-size-asian="10.5pt" style:font-size-complex="12pt"/>
    </style:style>
    <style:style style:name="P22"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margin-top="0cm" fo:margin-bottom="0.499cm"/>
    </style:style>
    <style:style style:name="P24" style:family="paragraph" style:parent-style-name="Standard">
      <style:paragraph-properties style:writing-mode="lr-tb"/>
      <style:text-properties fo:font-size="10.5pt" style:font-size-asian="10.5pt" style:font-size-complex="10.5pt"/>
    </style:style>
    <style:style style:name="P2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26" style:family="paragraph" style:parent-style-name="Standard">
      <style:paragraph-properties style:writing-mode="lr-tb"/>
      <style:text-properties style:font-name="Times New Roman" fo:font-size="10pt" style:font-size-asian="10pt" style:font-size-complex="10pt"/>
    </style:style>
    <style:style style:name="P27" style:family="paragraph" style:parent-style-name="Standard">
      <style:paragraph-properties style:writing-mode="lr-tb"/>
      <style:text-properties style:font-name="Times New Roman"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2"><text:span text:style-name="T7">    </text:span><text:span text:style-name="Source_20_Text"><text:span text:style-name="T7">ClassFile {</text:span></text:span></text:p>
      <text:p text:style-name="Preformatted_20_Text"><text:span text:style-name="T7">    </text:span><text:span text:style-name="Source_20_Text"><text:span text:style-name="T7"> <text:s text:c="3"/>u4 magic;</text:span></text:span></text:p>
      <text:p text:style-name="Preformatted_20_Text"><text:span text:style-name="T7">    </text:span><text:span text:style-name="Source_20_Text"><text:span text:style-name="T7"> <text:s text:c="3"/>u2 </text:span></text:span><text:bookmark-start text:name="DDE_LINK5"/><text:span text:style-name="Source_20_Text"><text:span text:style-name="T7">minor_version;</text:span></text:span><text:bookmark-end text:name="DDE_LINK5"/></text:p>
      <text:p text:style-name="Preformatted_20_Text"><text:span text:style-name="T7">    </text:span><text:span text:style-name="Source_20_Text"><text:span text:style-name="T7"> <text:s text:c="3"/>u2 major_version;</text:span></text:span></text:p>
      <text:p text:style-name="Preformatted_20_Text"><text:span text:style-name="T7">    </text:span><text:span text:style-name="Source_20_Text"><text:span text:style-name="T7"> <text:s text:c="3"/>u2 constant_pool_count;</text:span></text:span></text:p>
      <text:p text:style-name="Preformatted_20_Text"><text:span text:style-name="T7">    </text:span><text:span text:style-name="Source_20_Text"><text:span text:style-name="T7"> <text:s text:c="3"/>cp_info constant_pool[constant_pool_count-1];</text:span></text:span></text:p>
      <text:p text:style-name="Preformatted_20_Text"><text:span text:style-name="T7">    </text:span><text:span text:style-name="Source_20_Text"><text:span text:style-name="T7"> <text:s text:c="3"/>u2 access_flags;</text:span></text:span></text:p>
      <text:p text:style-name="Preformatted_20_Text"><text:span text:style-name="T7">    </text:span><text:span text:style-name="Source_20_Text"><text:span text:style-name="T7"> <text:s text:c="3"/>u2 this_class;</text:span></text:span></text:p>
      <text:p text:style-name="Preformatted_20_Text"><text:span text:style-name="T7">    </text:span><text:span text:style-name="Source_20_Text"><text:span text:style-name="T7"> <text:s text:c="3"/>u2 super_class;</text:span></text:span></text:p>
      <text:p text:style-name="Preformatted_20_Text"><text:span text:style-name="T7">    </text:span><text:span text:style-name="Source_20_Text"><text:span text:style-name="T7"> <text:s text:c="3"/>u2 interfaces_count;</text:span></text:span></text:p>
      <text:p text:style-name="Preformatted_20_Text"><text:span text:style-name="T7">    </text:span><text:span text:style-name="Source_20_Text"><text:span text:style-name="T7"> <text:s text:c="3"/>u2 interfaces[interfaces_count];</text:span></text:span></text:p>
      <text:p text:style-name="Preformatted_20_Text"><text:span text:style-name="T7">    </text:span><text:span text:style-name="Source_20_Text"><text:span text:style-name="T7"> <text:s text:c="3"/>u2 fields_count;</text:span></text:span></text:p>
      <text:p text:style-name="Preformatted_20_Text"><text:span text:style-name="T7">    </text:span><text:span text:style-name="Source_20_Text"><text:span text:style-name="T7"> <text:s text:c="3"/>field_info fields[fields_count];</text:span></text:span></text:p>
      <text:p text:style-name="Preformatted_20_Text"><text:span text:style-name="T7">    </text:span><text:span text:style-name="Source_20_Text"><text:span text:style-name="T7"> <text:s text:c="3"/>u2 methods_count;</text:span></text:span></text:p>
      <text:p text:style-name="Preformatted_20_Text"><text:soft-page-break/><text:span text:style-name="T7">    </text:span><text:span text:style-name="Source_20_Text"><text:span text:style-name="T7"> <text:s text:c="3"/>method_info methods[methods_count];</text:span></text:span></text:p>
      <text:p text:style-name="Preformatted_20_Text"><text:span text:style-name="T7">    </text:span><text:span text:style-name="Source_20_Text"><text:span text:style-name="T7"> <text:s text:c="3"/>u2 attributes_count;</text:span></text:span></text:p>
      <text:p text:style-name="Preformatted_20_Text"><text:span text:style-name="T7">    </text:span><text:span text:style-name="Source_20_Text"><text:span text:style-name="T7"> <text:s text:c="3"/>attribute_info attributes[attributes_count];</text:span></text:span></text:p>
      <text:p text:style-name="P23"><text:bookmark text:name="19084"/><text:span text:style-name="T7">    </text:span><text:span text:style-name="Source_20_Text"><text:span text:style-name="T7">}</text:span></text:span></text:p>
      <text:p text:style-name="P12">Donde u1, u2 y u4 corresponden a una estructura de 1, 2 y 4 bytes respectivamente.</text:p>
      <text:p text:style-name="Standard"><text:span text:style-name="T5">Lo siguiente es una pequeña descripción del significado de cada campo, en la </text:span><text:a xlink:type="simple" xlink:href="http://java.sun.com/docs/books/jvms/second_edition/html/ClassFile.doc.html"><text:span text:style-name="T5">especificación formal</text:span></text:a><text:span text:style-name="T5"> suministrada por Sun se puede encontrarse esta misma información mucho más detallada.</text:span></text:p>
      <text:p text:style-name="P12"><text:tab/>· u4 magic: este campo siempre tiene el valor hexadecimal 0xCAFEBABE.</text:p>
      <text:p text:style-name="Standard"><text:span text:style-name="T5"><text:tab/>· u2 </text:span><text:span text:style-name="Source_20_Text"><text:span text:style-name="T6">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6"><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6"><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6"><text:tab/><text:tab/>· La información <text:s/>de las clases heredadas.</text:span></text:span></text:p>
      <text:p text:style-name="Standard"><text:span text:style-name="Source_20_Text"><text:span text:style-name="T6"><text:tab/><text:tab/>· La información (métodos, campos, etc) de las clases heredadas.</text:span></text:span></text:p>
      <text:p text:style-name="Standard"><text:span text:style-name="Source_20_Text"><text:span text:style-name="T6"><text:tab/><text:tab/>· Cierta información sobre los campos y métodos definidos en la clase en cuestión, como son el tipo y nombre de los campos y la firma de los métodos.</text:span></text:span></text:p>
      <text:p text:style-name="Standard"><text:span text:style-name="Source_20_Text"><text:span text:style-name="T6"><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5"><text:tab/>· u2 this_class: es la direcció</text:span><text:span text:style-name="T6">n dentro de constant pool donde se encuentra la </text:span><text:span text:style-name="Source_20_Text"><text:span text:style-name="T6">CONSTANT_Class_info de esta clase. CONSTANT_Class_info es una estructura que representa el nombre de la clase, incluyendo el paquete a la que pertenece.</text:span></text:span></text:p>
      <text:p text:style-name="Standard"><text:span text:style-name="Source_20_Text"><text:span text:style-name="T6"><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2">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3"><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2">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3"><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Código</text:p>
          </table:table-cell>
          <table:table-cell table:style-name="Table1.A1" office:value-type="string">
            <text:p text:style-name="P20">Nombre mnemotécnico</text:p>
          </table:table-cell>
          <table:table-cell table:style-name="Table1.A1" office:value-type="string">
            <text:p text:style-name="P20">Args</text:p>
          </table:table-cell>
          <table:table-cell table:style-name="Table1.A1" office:value-type="string">
            <text:p text:style-name="P20">Interacción con la pila</text:p>
          </table:table-cell>
          <table:table-cell table:style-name="Table1.E1" office:value-type="string">
            <text:p text:style-name="P20">Descripción</text:p>
          </table:table-cell>
        </table:table-row>
        <table:table-row>
          <table:table-cell table:style-name="Table1.A2" office:value-type="float" office:value="0">
            <text:p text:style-name="P21">0</text:p>
          </table:table-cell>
          <table:table-cell table:style-name="Table1.B2" office:value-type="string">
            <text:p text:style-name="P20">Parar</text:p>
          </table:table-cell>
          <table:table-cell table:style-name="Table1.A2" office:value-type="float" office:value="0">
            <text:p text:style-name="P20">0</text:p>
          </table:table-cell>
          <table:table-cell table:style-name="Table1.B2" office:value-type="string">
            <text:p text:style-name="P20">… → …</text:p>
          </table:table-cell>
          <table:table-cell table:style-name="Table1.E2" office:value-type="string">
            <text:p text:style-name="P20">Detiene la ejecución.</text:p>
          </table:table-cell>
        </table:table-row>
        <table:table-row>
          <table:table-cell table:style-name="Table1.A2" office:value-type="float" office:value="1">
            <text:p text:style-name="P21">1</text:p>
          </table:table-cell>
          <table:table-cell table:style-name="Table1.B2" office:value-type="string">
            <text:p text:style-name="P20">Apila</text:p>
          </table:table-cell>
          <table:table-cell table:style-name="Table1.B2" office:value-type="string">
            <text:p text:style-name="P20">T dato</text:p>
          </table:table-cell>
          <table:table-cell table:style-name="Table1.B2" office:value-type="string">
            <text:p text:style-name="P20">… → …, T dato </text:p>
          </table:table-cell>
          <table:table-cell table:style-name="Table1.E2" office:value-type="string">
            <text:p text:style-name="P20">Apila en la pila el dato pasado como argumento.</text:p>
          </table:table-cell>
        </table:table-row>
        <table:table-row>
          <table:table-cell table:style-name="Table1.A2" office:value-type="float" office:value="2">
            <text:p text:style-name="P21">2</text:p>
          </table:table-cell>
          <table:table-cell table:style-name="Table1.B2" office:value-type="string">
            <text:p text:style-name="P20">Apila-dir</text:p>
          </table:table-cell>
          <table:table-cell table:style-name="Table1.B2" office:value-type="string">
            <text:p text:style-name="P20">Nat dir</text:p>
          </table:table-cell>
          <table:table-cell table:style-name="Table1.B2" office:value-type="string">
            <text:p text:style-name="P20">... → …, T M[dir]</text:p>
          </table:table-cell>
          <table:table-cell table:style-name="Table1.E2" office:value-type="string">
            <text:p text:style-name="P20">Apila en la pila el contenido de la posición de memoria pasada como argumento.</text:p>
          </table:table-cell>
        </table:table-row>
        <table:table-row>
          <table:table-cell table:style-name="Table1.A2" office:value-type="float" office:value="3">
            <text:p text:style-name="P21">3</text:p>
          </table:table-cell>
          <table:table-cell table:style-name="Table1.B2" office:value-type="string">
            <text:p text:style-name="P20">Desapilar</text:p>
          </table:table-cell>
          <table:table-cell table:style-name="Table1.A2" office:value-type="float" office:value="0">
            <text:p text:style-name="P20">0</text:p>
          </table:table-cell>
          <table:table-cell table:style-name="Table1.B2" office:value-type="string">
            <text:p text:style-name="P20">…, T valor → …</text:p>
          </table:table-cell>
          <table:table-cell table:style-name="Table1.E2" office:value-type="string">
            <text:p text:style-name="P20">Desapila el primer dato de la pila.</text:p>
          </table:table-cell>
        </table:table-row>
        <text:soft-page-break/>
        <table:table-row>
          <table:table-cell table:style-name="Table1.A2" office:value-type="float" office:value="4">
            <text:p text:style-name="P21">4</text:p>
          </table:table-cell>
          <table:table-cell table:style-name="Table1.B2" office:value-type="string">
            <text:p text:style-name="P20">Desapilar-dir</text:p>
          </table:table-cell>
          <table:table-cell table:style-name="Table1.B2" office:value-type="string">
            <text:p text:style-name="P20">Nat dir</text:p>
          </table:table-cell>
          <table:table-cell table:style-name="Table1.B2" office:value-type="string">
            <text:p text:style-name="P20">…, T valor → …</text:p>
          </table:table-cell>
          <table:table-cell table:style-name="Table1.E2" office:value-type="string">
            <text:p text:style-name="P20">Desapila el primer dato de la pila y lo almacena en la posición de memoria pasada como parámetro.</text:p>
          </table:table-cell>
        </table:table-row>
        <table:table-row>
          <table:table-cell table:style-name="Table1.A2" office:value-type="float" office:value="5">
            <text:p text:style-name="P21">5</text:p>
          </table:table-cell>
          <table:table-cell table:style-name="Table1.B2" office:value-type="string">
            <text:p text:style-name="P20">Menor</text:p>
          </table:table-cell>
          <table:table-cell table:style-name="Table1.A2" office:value-type="float" office:value="0">
            <text:p text:style-name="P20"><text:bookmark-start text:name="DDE_LINK"/>0<text:bookmark-end text:name="DDE_LINK"/></text:p>
          </table:table-cell>
          <table:table-cell table:style-name="Table1.B2" office:value-type="string">
            <text:p text:style-name="P20"><text:bookmark-start text:name="DDE_LINK1"/>…, T v1, T v2 → <text:bookmark-start text:name="DDE_LINK3"/>…, <text:bookmark-end text:name="DDE_LINK3"/>Bool res<text:bookmark-end text:name="DDE_LINK1"/></text:p>
          </table:table-cell>
          <table:table-cell table:style-name="Table1.E2" office:value-type="string">
            <text:p text:style-name="P20">res = t1 &lt; t2</text:p>
          </table:table-cell>
        </table:table-row>
        <table:table-row>
          <table:table-cell table:style-name="Table1.A2" office:value-type="float" office:value="6">
            <text:p text:style-name="P21">6</text:p>
          </table:table-cell>
          <table:table-cell table:style-name="Table1.B2" office:value-type="string">
            <text:p text:style-name="P20">Mayor</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gt; t2</text:p>
          </table:table-cell>
        </table:table-row>
        <table:table-row>
          <table:table-cell table:style-name="Table1.A2" office:value-type="float" office:value="7">
            <text:p text:style-name="P21">7</text:p>
          </table:table-cell>
          <table:table-cell table:style-name="Table1.B2" office:value-type="string">
            <text:p text:style-name="P20">MenorIg</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lt;= t2</text:p>
          </table:table-cell>
        </table:table-row>
        <table:table-row>
          <table:table-cell table:style-name="Table1.A2" office:value-type="float" office:value="8">
            <text:p text:style-name="P21">8</text:p>
          </table:table-cell>
          <table:table-cell table:style-name="Table1.B2" office:value-type="string">
            <text:p text:style-name="P20">MayorIg</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gt;= t2</text:p>
          </table:table-cell>
        </table:table-row>
        <table:table-row>
          <table:table-cell table:style-name="Table1.A2" office:value-type="float" office:value="9">
            <text:p text:style-name="P21">9</text:p>
          </table:table-cell>
          <table:table-cell table:style-name="Table1.B2" office:value-type="string">
            <text:p text:style-name="P20">Igual</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 t2</text:p>
          </table:table-cell>
        </table:table-row>
        <table:table-row>
          <table:table-cell table:style-name="Table1.A2" office:value-type="float" office:value="10">
            <text:p text:style-name="P21">10</text:p>
          </table:table-cell>
          <table:table-cell table:style-name="Table1.B2" office:value-type="string">
            <text:p text:style-name="P20">No-Igual</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 t2</text:p>
          </table:table-cell>
        </table:table-row>
        <table:table-row>
          <table:table-cell table:style-name="Table1.A2" office:value-type="float" office:value="11">
            <text:p text:style-name="P21">11</text:p>
          </table:table-cell>
          <table:table-cell table:style-name="Table1.B2" office:value-type="string">
            <text:p text:style-name="P20">Sumar</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text:bookmark-start text:name="DDE_LINK4"/>. T tiene que ser un tipo numérico.<text:bookmark-end text:name="DDE_LINK4"/></text:p>
          </table:table-cell>
        </table:table-row>
        <table:table-row>
          <table:table-cell table:style-name="Table1.A2" office:value-type="float" office:value="12">
            <text:p text:style-name="P21">12</text:p>
          </table:table-cell>
          <table:table-cell table:style-name="Table1.B2" office:value-type="string">
            <text:p text:style-name="P20">Restar</text:p>
          </table:table-cell>
          <table:table-cell table:style-name="Table1.A2" office:value-type="float" office:value="0">
            <text:p text:style-name="P20">0</text:p>
          </table:table-cell>
          <table:table-cell table:style-name="Table1.B2" office:value-type="string">
            <text:p text:style-name="P20"><text:bookmark-start text:name="DDE_LINK2"/>…, T v1, T v2 → …, T res<text:bookmark-end text:name="DDE_LINK2"/></text:p>
          </table:table-cell>
          <table:table-cell table:style-name="Table1.E2" office:value-type="string">
            <text:p text:style-name="P20">res = v1 - v2. T tiene que ser un tipo numérico.</text:p>
          </table:table-cell>
        </table:table-row>
        <table:table-row>
          <table:table-cell table:style-name="Table1.A2" office:value-type="float" office:value="13">
            <text:p text:style-name="P21">13</text:p>
          </table:table-cell>
          <table:table-cell table:style-name="Table1.B2" office:value-type="string">
            <text:p text:style-name="P20">Mul</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4">
            <text:p text:style-name="P21">14</text:p>
          </table:table-cell>
          <table:table-cell table:style-name="Table1.B2" office:value-type="string">
            <text:p text:style-name="P20">Div</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5">
            <text:p text:style-name="P21">15</text:p>
          </table:table-cell>
          <table:table-cell table:style-name="Table1.B2" office:value-type="string">
            <text:p text:style-name="P20">Mod</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6">
            <text:p text:style-name="P21">16</text:p>
          </table:table-cell>
          <table:table-cell table:style-name="Table1.B2" office:value-type="string">
            <text:p text:style-name="P20">Y</text:p>
          </table:table-cell>
          <table:table-cell table:style-name="Table1.A2" office:value-type="float" office:value="0">
            <text:p text:style-name="P20">0</text:p>
          </table:table-cell>
          <table:table-cell table:style-name="Table1.B2" office:value-type="string">
            <text:p text:style-name="P20">…, Bool v1, Bool v2 → …, Bool res</text:p>
          </table:table-cell>
          <table:table-cell table:style-name="Table1.E2" office:value-type="string">
            <text:p text:style-name="P20">res = v1 &amp;&amp; v2</text:p>
          </table:table-cell>
        </table:table-row>
        <table:table-row>
          <table:table-cell table:style-name="Table1.A2" office:value-type="float" office:value="17">
            <text:p text:style-name="P21">17</text:p>
          </table:table-cell>
          <table:table-cell table:style-name="Table1.B2" office:value-type="string">
            <text:p text:style-name="P20">O</text:p>
          </table:table-cell>
          <table:table-cell table:style-name="Table1.A2" office:value-type="float" office:value="0">
            <text:p text:style-name="P20">0</text:p>
          </table:table-cell>
          <table:table-cell table:style-name="Table1.B2" office:value-type="string">
            <text:p text:style-name="P20">…, Bool v1, Bool v2 → …, Bool res</text:p>
          </table:table-cell>
          <table:table-cell table:style-name="Table1.E2" office:value-type="string">
            <text:p text:style-name="P20">res = v1 || v2</text:p>
          </table:table-cell>
        </table:table-row>
        <table:table-row>
          <table:table-cell table:style-name="Table1.A2" office:value-type="float" office:value="18">
            <text:p text:style-name="P21">18</text:p>
          </table:table-cell>
          <table:table-cell table:style-name="Table1.B2" office:value-type="string">
            <text:p text:style-name="P20">No</text:p>
          </table:table-cell>
          <table:table-cell table:style-name="Table1.A2" office:value-type="float" office:value="0">
            <text:p text:style-name="P20">0</text:p>
          </table:table-cell>
          <table:table-cell table:style-name="Table1.B2" office:value-type="string">
            <text:p text:style-name="P20">…, Bool v → …, Bool res</text:p>
          </table:table-cell>
          <table:table-cell table:style-name="Table1.E2" office:value-type="string">
            <text:p text:style-name="P20">res = !v1</text:p>
          </table:table-cell>
        </table:table-row>
        <table:table-row>
          <table:table-cell table:style-name="Table1.A2" office:value-type="float" office:value="19">
            <text:p text:style-name="P21">19</text:p>
          </table:table-cell>
          <table:table-cell table:style-name="Table1.B2" office:value-type="string">
            <text:p text:style-name="P20">Negativo</text:p>
          </table:table-cell>
          <table:table-cell table:style-name="Table1.A2" office:value-type="float" office:value="0">
            <text:p text:style-name="P20">0</text:p>
          </table:table-cell>
          <table:table-cell table:style-name="Table1.B2" office:value-type="string">
            <text:p text:style-name="P20">…, T v → T res</text:p>
          </table:table-cell>
          <table:table-cell table:style-name="Table1.E2" office:value-type="string">
            <text:p text:style-name="P20">res = -v. T tiene que ser unt ipo numérico disenterooa Nat</text:p>
          </table:table-cell>
        </table:table-row>
        <table:table-row>
          <table:table-cell table:style-name="Table1.A2" office:value-type="float" office:value="20">
            <text:p text:style-name="P21">20</text:p>
          </table:table-cell>
          <table:table-cell table:style-name="Table1.B2" office:value-type="string">
            <text:p text:style-name="P20">Shl</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lt;&lt; v2. T tiene que ser un tipo numérico.</text:p>
          </table:table-cell>
        </table:table-row>
        <table:table-row>
          <table:table-cell table:style-name="Table1.A2" office:value-type="float" office:value="21">
            <text:p text:style-name="P21">21</text:p>
          </table:table-cell>
          <table:table-cell table:style-name="Table1.B2" office:value-type="string">
            <text:p text:style-name="P20">Shr</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gt;&gt; v2. T tiene que ser un tipo numérico.</text:p>
          </table:table-cell>
        </table:table-row>
        <table:table-row>
          <table:table-cell table:style-name="Table1.A2" office:value-type="float" office:value="22">
            <text:p text:style-name="P21">22</text:p>
          </table:table-cell>
          <table:table-cell table:style-name="Table1.B2" office:value-type="string">
            <text:p text:style-name="P20">CastInt</text:p>
          </table:table-cell>
          <table:table-cell table:style-name="Table1.A2" office:value-type="float" office:value="0">
            <text:p text:style-name="P20">0</text:p>
          </table:table-cell>
          <table:table-cell table:style-name="Table1.B2" office:value-type="string">
            <text:p text:style-name="P20">…, T v → Int res</text:p>
          </table:table-cell>
          <table:table-cell table:style-name="Table1.E2" office:value-type="string">
            <text:p text:style-name="P20">res = v como entero. Siguiendo la conversión especificada en este documento</text:p>
          </table:table-cell>
        </table:table-row>
        <table:table-row>
          <table:table-cell table:style-name="Table1.A2" office:value-type="float" office:value="23">
            <text:p text:style-name="P21">23</text:p>
          </table:table-cell>
          <table:table-cell table:style-name="Table1.B2" office:value-type="string">
            <text:p text:style-name="P20">Cascharacter</text:p>
          </table:table-cell>
          <table:table-cell table:style-name="Table1.A2" office:value-type="float" office:value="0">
            <text:p text:style-name="P20">0</text:p>
          </table:table-cell>
          <table:table-cell table:style-name="Table1.B2" office:value-type="string">
            <text:p text:style-name="P20">…, T v → Char res</text:p>
          </table:table-cell>
          <table:table-cell table:style-name="Table1.E2" office:value-type="string">
            <text:p text:style-name="P20">res = v como caracter. Siguiendo la conversión especificada en este documento</text:p>
          </table:table-cell>
        </table:table-row>
        <text:soft-page-break/>
        <table:table-row>
          <table:table-cell table:style-name="Table1.A2" office:value-type="float" office:value="24">
            <text:p text:style-name="P21">24</text:p>
          </table:table-cell>
          <table:table-cell table:style-name="Table1.B2" office:value-type="string">
            <text:p text:style-name="P20">CastFloat</text:p>
          </table:table-cell>
          <table:table-cell table:style-name="Table1.A2" office:value-type="float" office:value="0">
            <text:p text:style-name="P20">0</text:p>
          </table:table-cell>
          <table:table-cell table:style-name="Table1.B2" office:value-type="string">
            <text:p text:style-name="P20">…, T v → Float res</text:p>
          </table:table-cell>
          <table:table-cell table:style-name="Table1.E2" office:value-type="string">
            <text:p text:style-name="P20">res = v como float. Siguiendo la conversión especificada en este documento</text:p>
          </table:table-cell>
        </table:table-row>
        <table:table-row>
          <table:table-cell table:style-name="Table1.A2" office:value-type="float" office:value="25">
            <text:p text:style-name="P21">25</text:p>
          </table:table-cell>
          <table:table-cell table:style-name="Table1.B2" office:value-type="string">
            <text:p text:style-name="P20">CastNat</text:p>
          </table:table-cell>
          <table:table-cell table:style-name="Table1.A2" office:value-type="float" office:value="0">
            <text:p text:style-name="P20">0</text:p>
          </table:table-cell>
          <table:table-cell table:style-name="Table1.B2" office:value-type="string">
            <text:p text:style-name="P20">…, T v → Nat res</text:p>
          </table:table-cell>
          <table:table-cell table:style-name="Table1.E2" office:value-type="string">
            <text:p text:style-name="P20">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5">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5">.</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4"><text:tab/>Programa.codJ = Instrucciones.codJ</text:p>
      <text:p text:style-name="P14"><text:tab/>Programa.codP = Instrucciones.codP</text:p>
      <text:p text:style-name="P14"/>
      <text:p text:style-name="P15">Declaraciones → Declaración ; Declaraciones</text:p>
      <text:p text:style-name="P14"><text:tab/>Declaraciones0.ts = añadeId(Declaraciones1.tsh, Declaracion.id, &lt;dir:Declaraciones1.numVars&gt;)</text:p>
      <text:p text:style-name="P14"><text:tab/>Declaraciones0.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0.codP = Instrucción.codP || Instrucciones1.codP</text:p>
      <text:p text:style-name="P14"><text:tab/>Instrucciones0.codJ = Instrucción.codJ || Instrucciones1.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7"><text:soft-page-break/>Instrucción → InsAsignación</text:p>
      <text:p text:style-name="P26"><text:tab/>Instrucciones.codP = InsAsignación.codP</text:p>
      <text:p text:style-name="P26"><text:tab/>Instrucciones.codJ = InsAsignación.codJ</text:p>
      <text:p text:style-name="P14"/>
      <text:p text:style-name="P14"/>
      <text:p text:style-name="P15">Instrucción → InsLectura</text:p>
      <text:p text:style-name="P14"><text:tab/>Instrucciones.codP = InsLectura.codP</text:p>
      <text:p text:style-name="P14"><text:tab/>Instrucciones.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19"/>
      <text:p text:style-name="P15">InsAsignación → id := Expresión</text:p>
      <text:p text:style-name="P14"><text:tab/>InsAsignación.codP = Expresión.codP || apila-dir InsAsignación.tsh[id.lex].dir</text:p>
      <text:p text:style-name="P14"><text:tab/>InsAsignacion.codJ = </text:p>
      <text:p text:style-name="P14"><text:tab/><text:tab/>case (InstAsignacion.tsh[id.lex].tipo)</text:p>
      <text:p text:style-name="P14"><text:tab/><text:tab/><text:tab/>boolean:</text:p>
      <text:p text:style-name="P14"><text:tab/><text:tab/><text:tab/><text:tab/>Expresion.codJ || i2b || istore Instasignacion.tsh[id.lex].dir</text:p>
      <text:p text:style-name="P14"><text:tab/><text:tab/><text:tab/>character:</text:p>
      <text:p text:style-name="P14"><text:tab/><text:tab/><text:tab/><text:tab/>Expresion.codJ || i2c || istore Instasignacion.tsh[id.lex].dir</text:p>
      <text:p text:style-name="P14"><text:tab/><text:tab/><text:tab/>natural:</text:p>
      <text:p text:style-name="P14"><text:tab/><text:tab/><text:tab/>entero:</text:p>
      <text:p text:style-name="P14"><text:tab/><text:tab/><text:tab/><text:tab/>Expresion.codJ || istore Instasignacion.tsh[id.lex].dir</text:p>
      <text:p text:style-name="P14"><text:tab/><text:tab/><text:tab/>float:</text:p>
      <text:p text:style-name="P14"><text:tab/><text:tab/><text:tab/><text:tab/>Expresion.codJ || fstore Instasignacion.tsh[id.lex].dir<text:tab/><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text:p>
      <text:p text:style-name="P14"><text:tab/><text:tab/><text:tab/><text:tab/><text:tab/><text:tab/>sino</text:p>
      <text:p text:style-name="P14"><text:tab/><text:tab/><text:tab/><text:tab/><text:tab/><text:tab/><text:tab/>ExpresiónNiv11.codP || ExpresiónNiv12.codP || CastFloat || men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natural)</text:p>
      <text:p text:style-name="P14"><text:tab/><text:tab/><text:tab/><text:tab/><text:tab/><text:tab/><text:tab/>ExpresiónNiv11.codP || ExpresiónNiv12.codP || CastInt || menor</text:p>
      <text:p text:style-name="P14"><text:tab/><text:tab/><text:tab/><text:tab/><text:tab/><text:tab/>sino</text:p>
      <text:p text:style-name="P14"><text:tab/><text:tab/><text:tab/><text:tab/><text:tab/><text:tab/><text:tab/>ExpresiónNiv11.codP || ExpresiónNiv12.codP || men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entero)</text:p>
      <text:p text:style-name="P14"><text:tab/><text:tab/><text:tab/><text:tab/><text:tab/><text:tab/><text:tab/>ExpresiónNiv11.codP || CastInt || ExpresiónNiv12.codP || menor</text:p>
      <text:p text:style-name="P14"><text:tab/><text:tab/><text:tab/><text:tab/><text:tab/><text:tab/>sino</text:p>
      <text:p text:style-name="P14"><text:tab/><text:tab/><text:tab/><text:tab/><text:tab/><text:tab/><text:tab/>ExpresiónNiv11.codP || ExpresiónNiv12.codP || menor</text:p>
      <text:p text:style-name="P14"><text:tab/><text:tab/><text:tab/><text:tab/><text:tab/>otro:</text:p>
      <text:p text:style-name="P14"><text:soft-page-break/><text:tab/><text:tab/><text:tab/><text:tab/><text:tab/><text:tab/>ExpresiónNiv11.codP || ExpresiónNiv12.codP || menor</text:p>
      <text:p text:style-name="P14"><text:tab/><text:tab/><text:tab/>may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text:p>
      <text:p text:style-name="P14"><text:tab/><text:tab/><text:tab/><text:tab/><text:tab/><text:tab/>sino</text:p>
      <text:p text:style-name="P14"><text:tab/><text:tab/><text:tab/><text:tab/><text:tab/><text:tab/><text:tab/>ExpresiónNiv11.codP || ExpresiónNiv12.codP || CastFloat || may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natural)</text:p>
      <text:p text:style-name="P14"><text:tab/><text:tab/><text:tab/><text:tab/><text:tab/><text:tab/><text:tab/>ExpresiónNiv11.codP || ExpresiónNiv12.codP || CastInt || mayor</text:p>
      <text:p text:style-name="P14"><text:tab/><text:tab/><text:tab/><text:tab/><text:tab/><text:tab/>sino</text:p>
      <text:p text:style-name="P14"><text:tab/><text:tab/><text:tab/><text:tab/><text:tab/><text:tab/><text:tab/>ExpresiónNiv11.codP || ExpresiónNiv12.codP || may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entero)</text:p>
      <text:p text:style-name="P14"><text:tab/><text:tab/><text:tab/><text:tab/><text:tab/><text:tab/><text:tab/>ExpresiónNiv11.codP || CastInt || ExpresiónNiv12.codP || mayor</text:p>
      <text:p text:style-name="P14"><text:tab/><text:tab/><text:tab/><text:tab/><text:tab/><text:tab/>sino</text:p>
      <text:p text:style-name="P14"><text:tab/><text:tab/><text:tab/><text:tab/><text:tab/><text:tab/><text:tab/>ExpresiónNiv11.codP || ExpresiónNiv12.codP || mayor</text:p>
      <text:p text:style-name="P14"><text:tab/><text:tab/><text:tab/><text:tab/><text:tab/>otro:</text:p>
      <text:p text:style-name="P14"><text:tab/><text:tab/><text:tab/><text:tab/><text:tab/><text:tab/>ExpresiónNiv11.codP || ExpresiónNiv12.codP || <text:s/>mayor</text:p>
      <text:p text:style-name="P14"><text:tab/><text:tab/><text:tab/>men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Ig</text:p>
      <text:p text:style-name="P14"><text:tab/><text:tab/><text:tab/><text:tab/><text:tab/><text:tab/>sino</text:p>
      <text:p text:style-name="P14"><text:tab/><text:tab/><text:tab/><text:tab/><text:tab/><text:tab/><text:tab/>ExpresiónNiv11.codP || ExpresiónNiv12.codP || CastFloat || men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natural)</text:p>
      <text:p text:style-name="P14"><text:tab/><text:tab/><text:tab/><text:tab/><text:tab/><text:tab/><text:tab/>ExpresiónNiv11.codP || ExpresiónNiv12.codP || CastInt || menorIg</text:p>
      <text:p text:style-name="P14"><text:tab/><text:tab/><text:tab/><text:tab/><text:tab/><text:tab/>sino</text:p>
      <text:p text:style-name="P14"><text:tab/><text:tab/><text:tab/><text:tab/><text:tab/><text:tab/><text:tab/>ExpresiónNiv11.codP || ExpresiónNiv12.codP || men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entero)</text:p>
      <text:p text:style-name="P14"><text:tab/><text:tab/><text:tab/><text:tab/><text:tab/><text:tab/><text:tab/>ExpresiónNiv11.codP || CastInt || ExpresiónNiv12.codP || menorIg</text:p>
      <text:p text:style-name="P14"><text:tab/><text:tab/><text:tab/><text:tab/><text:tab/><text:tab/>sino</text:p>
      <text:p text:style-name="P14"><text:tab/><text:tab/><text:tab/><text:tab/><text:tab/><text:tab/><text:tab/>ExpresiónNiv11.codP || ExpresiónNiv12.codP || menorIg</text:p>
      <text:p text:style-name="P14"><text:tab/><text:tab/><text:tab/><text:tab/><text:tab/>otro:</text:p>
      <text:p text:style-name="P14"><text:tab/><text:tab/><text:tab/><text:tab/><text:tab/><text:tab/>ExpresiónNiv11.codP || ExpresiónNiv12.codP || <text:s/>menorIg</text:p>
      <text:p text:style-name="P14"><text:tab/><text:tab/><text:tab/>may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Ig</text:p>
      <text:p text:style-name="P14"><text:tab/><text:tab/><text:tab/><text:tab/><text:tab/><text:tab/>sino</text:p>
      <text:p text:style-name="P14"><text:tab/><text:tab/><text:tab/><text:tab/><text:tab/><text:tab/><text:tab/>ExpresiónNiv11.codP || ExpresiónNiv12.codP || CastFloat || may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natural)</text:p>
      <text:p text:style-name="P14"><text:tab/><text:tab/><text:tab/><text:tab/><text:tab/><text:tab/><text:tab/>ExpresiónNiv11.codP || ExpresiónNiv12.codP || CastInt || mayorIg</text:p>
      <text:p text:style-name="P14"><text:tab/><text:tab/><text:tab/><text:tab/><text:tab/><text:tab/>sino</text:p>
      <text:p text:style-name="P14"><text:soft-page-break/><text:tab/><text:tab/><text:tab/><text:tab/><text:tab/><text:tab/><text:tab/>ExpresiónNiv11.codP || ExpresiónNiv12.codP || may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entero)</text:p>
      <text:p text:style-name="P14"><text:tab/><text:tab/><text:tab/><text:tab/><text:tab/><text:tab/><text:tab/>ExpresiónNiv11.codP || CastInt || ExpresiónNiv12.codP || mayorIg</text:p>
      <text:p text:style-name="P14"><text:tab/><text:tab/><text:tab/><text:tab/><text:tab/><text:tab/>sino</text:p>
      <text:p text:style-name="P14"><text:tab/><text:tab/><text:tab/><text:tab/><text:tab/><text:tab/><text:tab/>ExpresiónNiv11.codP || ExpresiónNiv12.codP || mayorIg</text:p>
      <text:p text:style-name="P14"><text:tab/><text:tab/><text:tab/><text:tab/><text:tab/>otro:</text:p>
      <text:p text:style-name="P14"><text:tab/><text:tab/><text:tab/><text:tab/><text:tab/><text:tab/>ExpresiónNiv11.codP || ExpresiónNiv12.codP || <text:s/>mayorIg</text:p>
      <text:p text:style-name="P14"><text:tab/><text:tab/><text:tab/>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igual</text:p>
      <text:p text:style-name="P14"><text:tab/><text:tab/><text:tab/><text:tab/><text:tab/><text:tab/>sino</text:p>
      <text:p text:style-name="P14"><text:tab/><text:tab/><text:tab/><text:tab/><text:tab/><text:tab/><text:tab/>ExpresiónNiv11.codP || ExpresiónNiv12.codP || CastFloat || 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natural)</text:p>
      <text:p text:style-name="P14"><text:tab/><text:tab/><text:tab/><text:tab/><text:tab/><text:tab/><text:tab/>ExpresiónNiv11.codP || ExpresiónNiv12.codP || CastInt || igual</text:p>
      <text:p text:style-name="P14"><text:tab/><text:tab/><text:tab/><text:tab/><text:tab/><text:tab/>sino</text:p>
      <text:p text:style-name="P14"><text:tab/><text:tab/><text:tab/><text:tab/><text:tab/><text:tab/><text:tab/>ExpresiónNiv11.codP || ExpresiónNiv12.codP || 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entero)</text:p>
      <text:p text:style-name="P14"><text:tab/><text:tab/><text:tab/><text:tab/><text:tab/><text:tab/><text:tab/>ExpresiónNiv11.codP || CastInt || ExpresiónNiv12.codP || igual</text:p>
      <text:p text:style-name="P14"><text:tab/><text:tab/><text:tab/><text:tab/><text:tab/><text:tab/>sino</text:p>
      <text:p text:style-name="P14"><text:tab/><text:tab/><text:tab/><text:tab/><text:tab/><text:tab/><text:tab/>ExpresiónNiv11.codP || ExpresiónNiv12.codP || igual</text:p>
      <text:p text:style-name="P14"><text:tab/><text:tab/><text:tab/><text:tab/><text:tab/>otro:</text:p>
      <text:p text:style-name="P14"><text:tab/><text:tab/><text:tab/><text:tab/><text:tab/><text:tab/>ExpresiónNiv11.codP || ExpresiónNiv12.codP || <text:s/>igual</text:p>
      <text:p text:style-name="P14"><text:tab/><text:tab/><text:tab/>no-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no-igual</text:p>
      <text:p text:style-name="P14"><text:tab/><text:tab/><text:tab/><text:tab/><text:tab/><text:tab/>sino</text:p>
      <text:p text:style-name="P14"><text:tab/><text:tab/><text:tab/><text:tab/><text:tab/><text:tab/><text:tab/>ExpresiónNiv11.codP || ExpresiónNiv12.codP || CastFloat || no-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natural)</text:p>
      <text:p text:style-name="P14"><text:tab/><text:tab/><text:tab/><text:tab/><text:tab/><text:tab/><text:tab/>ExpresiónNiv11.codP || ExpresiónNiv12.codP || CastInt || no-igual</text:p>
      <text:p text:style-name="P14"><text:tab/><text:tab/><text:tab/><text:tab/><text:tab/><text:tab/>sino</text:p>
      <text:p text:style-name="P14"><text:tab/><text:tab/><text:tab/><text:tab/><text:tab/><text:tab/><text:tab/>ExpresiónNiv11.codP || ExpresiónNiv12.codP || no-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entero)</text:p>
      <text:p text:style-name="P14"><text:tab/><text:tab/><text:tab/><text:tab/><text:tab/><text:tab/><text:tab/>ExpresiónNiv11.codP || CastInt || ExpresiónNiv12.codP || no-igual</text:p>
      <text:p text:style-name="P14"><text:tab/><text:tab/><text:tab/><text:tab/><text:tab/><text:tab/>sino</text:p>
      <text:p text:style-name="P14"><text:tab/><text:tab/><text:tab/><text:tab/><text:tab/><text:tab/><text:tab/>ExpresiónNiv11.codP || ExpresiónNiv12.codP || no-igual</text:p>
      <text:p text:style-name="P14"><text:tab/><text:tab/><text:tab/><text:tab/><text:tab/>otro:</text:p>
      <text:p text:style-name="P14"><text:tab/><text:tab/><text:tab/><text:tab/><text:tab/><text:tab/>ExpresiónNiv11.codP || ExpresiónNiv12.codP || <text:s/>no-igual</text:p>
      <text:p text:style-name="P14"/>
      <text:p text:style-name="P14"><text:tab/>ExpresiónNiv11.lineaH = Expresión.lineaH</text:p>
      <text:p text:style-name="P14"><text:tab/>Expresión.codJ = </text:p>
      <text:p text:style-name="P14"><text:tab/><text:tab/>case (OpNiv0.op)</text:p>
      <text:p text:style-name="P14"><text:soft-page-break/><text:tab/><text:tab/><text:tab/>menor:</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soft-page-break/><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soft-page-break/><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soft-page-break/><text:tab/><text:tab/><text:tab/>no-igual</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0.codP =</text:p>
      <text:p text:style-name="P14"><text:tab/><text:tab/>case (OpNiv11.op)</text:p>
      <text:p text:style-name="P14"><text:tab/><text:tab/><text:tab/>sum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sumar</text:p>
      <text:p text:style-name="P17"><text:tab/><text:tab/><text:tab/><text:tab/><text:tab/><text:tab/>sino </text:p>
      <text:p text:style-name="P17"><text:tab/><text:tab/><text:tab/><text:tab/><text:tab/><text:tab/><text:tab/>ExpresionNiv11.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sumar</text:p>
      <text:p text:style-name="P17"><text:tab/><text:tab/><text:tab/><text:tab/><text:tab/><text:tab/>sino si (ExpresionNiv2.tipo = natural)</text:p>
      <text:p text:style-name="P17"><text:tab/><text:tab/><text:tab/><text:tab/><text:tab/><text:tab/><text:tab/>ExpresionNiv11.codP || ExpresionNiv2.codP || (CastInt) || sumar</text:p>
      <text:p text:style-name="P17"><text:tab/><text:tab/><text:tab/><text:tab/><text:tab/><text:tab/>sino </text:p>
      <text:p text:style-name="P17"><text:tab/><text:tab/><text:tab/><text:tab/><text:tab/><text:tab/><text:tab/>ExpresionNiv11.codP || ExpresionNiv2.codP || sumar</text:p>
      <text:p text:style-name="P17"><text:tab/><text:tab/><text:tab/><text:tab/><text:tab/>natural:</text:p>
      <text:p text:style-name="P17"><text:tab/><text:tab/><text:tab/><text:tab/><text:tab/><text:tab/>si (ExpresionNiv2.tipo = float)</text:p>
      <text:p text:style-name="P17"><text:soft-page-break/><text:tab/><text:tab/><text:tab/><text:tab/><text:tab/><text:tab/><text:tab/>ExpresionNiv11.codP || (CastFloat) || ExpresionNiv2.codP || sumar</text:p>
      <text:p text:style-name="P17"><text:tab/><text:tab/><text:tab/><text:tab/><text:tab/><text:tab/>sino si (ExpresionNiv2.tipo = entero)</text:p>
      <text:p text:style-name="P17"><text:tab/><text:tab/><text:tab/><text:tab/><text:tab/><text:tab/><text:tab/>ExpresionNiv11.codP || (CastInt) || ExpresionNiv2.codP || <text:s/>sumar</text:p>
      <text:p text:style-name="P17"><text:tab/><text:tab/><text:tab/><text:tab/><text:tab/><text:tab/>sino </text:p>
      <text:p text:style-name="P17"><text:tab/><text:tab/><text:tab/><text:tab/><text:tab/><text:tab/><text:tab/>ExpresionNiv11.codP || ExpresionNiv2.codP || sumar</text:p>
      <text:p text:style-name="P14"><text:tab/><text:tab/><text:tab/>rest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restar</text:p>
      <text:p text:style-name="P17"><text:tab/><text:tab/><text:tab/><text:tab/><text:tab/><text:tab/>sino </text:p>
      <text:p text:style-name="P17"><text:tab/><text:tab/><text:tab/><text:tab/><text:tab/><text:tab/><text:tab/>ExpresionNiv11.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natural)</text:p>
      <text:p text:style-name="P17"><text:tab/><text:tab/><text:tab/><text:tab/><text:tab/><text:tab/><text:tab/>ExpresionNiv11.codP || ExpresionNiv2.codP || (CastInt) || restar</text:p>
      <text:p text:style-name="P17"><text:tab/><text:tab/><text:tab/><text:tab/><text:tab/><text:tab/>sino </text:p>
      <text:p text:style-name="P17"><text:tab/><text:tab/><text:tab/><text:tab/><text:tab/><text:tab/><text:tab/>ExpresionNiv11.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entero)</text:p>
      <text:p text:style-name="P17"><text:tab/><text:tab/><text:tab/><text:tab/><text:tab/><text:tab/><text:tab/>ExpresionNiv11.codP || (CastInt) || ExpresionNiv2.codP || <text:s/>restar</text:p>
      <text:p text:style-name="P17"><text:tab/><text:tab/><text:tab/><text:tab/><text:tab/><text:tab/>sino </text:p>
      <text:p text:style-name="P17"><text:tab/><text:tab/><text:tab/><text:tab/><text:tab/><text:tab/><text:tab/>ExpresionNiv11.codP || ExpresionNiv2.codP || restar</text:p>
      <text:p text:style-name="P14"><text:tab/><text:tab/><text:tab/>o:</text:p>
      <text:p text:style-name="P14"><text:tab/><text:tab/><text:tab/><text:tab/>ExpresiónNiv11.codP || ExpresiónNiv2.codP || o<text:tab/><text:tab/></text:p>
      <text:p text:style-name="P14"><text:tab/>ExpresionNiv10.codJ =</text:p>
      <text:p text:style-name="P14"><text:tab/><text:tab/>case (OpNiv11.op)</text:p>
      <text:p text:style-name="P14"><text:tab/><text:tab/><text:tab/>sum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add</text:p>
      <text:p text:style-name="P14"><text:tab/><text:tab/><text:tab/><text:tab/><text:tab/>sino</text:p>
      <text:p text:style-name="P14"><text:tab/><text:tab/><text:tab/><text:tab/><text:tab/><text:tab/> ExpresiónNiv11.codJ || ExpresiónNiv2. codJ || i2f || fadd</text:p>
      <text:p text:style-name="P14"><text:tab/><text:tab/><text:tab/><text:tab/>sino</text:p>
      <text:p text:style-name="P14"><text:tab/><text:tab/><text:tab/><text:tab/><text:tab/>si(ExpresionNiv2.tipo = float)</text:p>
      <text:p text:style-name="P14"><text:tab/><text:tab/><text:tab/><text:tab/><text:tab/><text:tab/> ExpresiónNiv11.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sub</text:p>
      <text:p text:style-name="P14"><text:tab/><text:tab/><text:tab/><text:tab/><text:tab/>sino</text:p>
      <text:p text:style-name="P14"><text:tab/><text:tab/><text:tab/><text:tab/><text:tab/><text:tab/> ExpresiónNiv11.codJ || ExpresiónNiv2. codJ || i2f || fsub</text:p>
      <text:p text:style-name="P14"><text:tab/><text:tab/><text:tab/><text:tab/>sino</text:p>
      <text:p text:style-name="P14"><text:tab/><text:tab/><text:tab/><text:tab/><text:tab/>si(ExpresionNiv2.tipo = float)</text:p>
      <text:p text:style-name="P14"><text:tab/><text:tab/><text:tab/><text:tab/><text:tab/><text:tab/> ExpresiónNiv11.codJ || i2f || ExpresiónNiv2. codJ || fsub</text:p>
      <text:p text:style-name="P14"><text:tab/><text:tab/><text:tab/><text:tab/><text:tab/>sino</text:p>
      <text:p text:style-name="P14"><text:tab/><text:tab/><text:tab/><text:tab/><text:tab/><text:tab/> ExpresiónNiv11.codJ || ExpresiónNiv2. codJ || isub</text:p>
      <text:p text:style-name="P14"><text:tab/><text:tab/><text:tab/>o:</text:p>
      <text:p text:style-name="P14"><text:tab/><text:tab/><text:tab/><text:tab/>ExpresiónNiv11.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text:soft-page-break/></text:p>
      <text:p text:style-name="P15">ExpresiónNiv1 → ExpresiónNiv2</text:p>
      <text:p text:style-name="P14"><text:bookmark-start text:name="DDE_LINK10"/><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0.codP = </text:p>
      <text:p text:style-name="P17"><text:tab/><text:tab/>case(OpNiv2.op)</text:p>
      <text:p text:style-name="P17"><text:tab/><text:tab/><text:tab/>Multiplica:</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Mul</text:p>
      <text:p text:style-name="P17"><text:tab/><text:tab/><text:tab/><text:tab/><text:tab/><text:tab/>sino </text:p>
      <text:p text:style-name="P17"><text:tab/><text:tab/><text:tab/><text:tab/><text:tab/><text:tab/><text:tab/>ExpresiónNiv21.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natural)</text:p>
      <text:p text:style-name="P17"><text:tab/><text:tab/><text:tab/><text:tab/><text:tab/><text:tab/><text:tab/>ExpresiónNiv21.codP || ExpresiónNiv3.codP || (CastInt) || Mul</text:p>
      <text:p text:style-name="P17"><text:tab/><text:tab/><text:tab/><text:tab/><text:tab/><text:tab/>sino </text:p>
      <text:p text:style-name="P17"><text:tab/><text:tab/><text:tab/><text:tab/><text:tab/><text:tab/><text:tab/>ExpresiónNiv21.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entero)</text:p>
      <text:p text:style-name="P17"><text:tab/><text:tab/><text:tab/><text:tab/><text:tab/><text:tab/><text:tab/>ExpresiónNiv21.codP || (CastInt) || ExpresiónNiv3.codP || <text:s/>Mul</text:p>
      <text:p text:style-name="P17"><text:tab/><text:tab/><text:tab/><text:tab/><text:tab/><text:tab/>sino </text:p>
      <text:p text:style-name="P17"><text:tab/><text:tab/><text:tab/><text:tab/><text:tab/><text:tab/><text:tab/>ExpresiónNiv21.codP || ExpresiónNiv3.codP || Mul</text:p>
      <text:p text:style-name="P17"><text:tab/><text:tab/><text:tab/>Divide:</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Div</text:p>
      <text:p text:style-name="P17"><text:tab/><text:tab/><text:tab/><text:tab/><text:tab/><text:tab/>sino </text:p>
      <text:p text:style-name="P17"><text:tab/><text:tab/><text:tab/><text:tab/><text:tab/><text:tab/><text:tab/>ExpresiónNiv21.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natural)</text:p>
      <text:p text:style-name="P17"><text:tab/><text:tab/><text:tab/><text:tab/><text:tab/><text:tab/><text:tab/>ExpresiónNiv21.codP || ExpresiónNiv3.codP || (CastInt) || Div</text:p>
      <text:p text:style-name="P17"><text:tab/><text:tab/><text:tab/><text:tab/><text:tab/><text:tab/>sino </text:p>
      <text:p text:style-name="P17"><text:tab/><text:tab/><text:tab/><text:tab/><text:tab/><text:tab/><text:tab/>ExpresiónNiv21.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entero)</text:p>
      <text:p text:style-name="P17"><text:tab/><text:tab/><text:tab/><text:tab/><text:tab/><text:tab/><text:tab/>ExpresiónNiv21.codP || (CastInt) || ExpresiónNiv3.codP || <text:s/>Div</text:p>
      <text:p text:style-name="P17"><text:tab/><text:tab/><text:tab/><text:tab/><text:tab/><text:tab/>sino </text:p>
      <text:p text:style-name="P17"><text:tab/><text:tab/><text:tab/><text:tab/><text:tab/><text:tab/><text:tab/>ExpresiónNiv21.codP || ExpresiónNiv3.codP || Div</text:p>
      <text:p text:style-name="P17"><text:tab/><text:tab/><text:tab/>Modulo:</text:p>
      <text:p text:style-name="P17"><text:tab/><text:tab/><text:tab/><text:tab/>ExpresiónNiv21.codP || ExpresiónNiv3.codP || Mod</text:p>
      <text:p text:style-name="P17"><text:tab/><text:tab/><text:tab/>y:</text:p>
      <text:p text:style-name="P17"><text:tab/><text:tab/><text:tab/><text:tab/>ExpresiónNiv21.codP || ExpresiónNiv3.codP || Y</text:p>
      <text:p text:style-name="P17"><text:tab/>ExpresiónNiv20.codJ = </text:p>
      <text:p text:style-name="P17"><text:tab/><text:tab/>case(OpNiv2.op)</text:p>
      <text:p text:style-name="P17"><text:tab/><text:tab/><text:tab/>Multiplica:</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mul</text:p>
      <text:p text:style-name="P17"><text:soft-page-break/><text:tab/><text:tab/><text:tab/><text:tab/><text:tab/>sino</text:p>
      <text:p text:style-name="P17"><text:tab/><text:tab/><text:tab/><text:tab/><text:tab/><text:tab/>ExpresionNiv21.codJ || ExpresionNiv3.codJ || i2f || fmul</text:p>
      <text:p text:style-name="P17"><text:tab/><text:tab/><text:tab/><text:tab/>sino</text:p>
      <text:p text:style-name="P17"><text:tab/><text:tab/><text:tab/><text:tab/><text:tab/>si(ExpresionNiv3.tipo = float)</text:p>
      <text:p text:style-name="P17"><text:tab/><text:tab/><text:tab/><text:tab/><text:tab/><text:tab/>ExpresionNiv21.codJ || i2f || ExpresionNiv3.codJ|| fmul</text:p>
      <text:p text:style-name="P17"><text:tab/><text:tab/><text:tab/><text:tab/><text:tab/>sino</text:p>
      <text:p text:style-name="P17"><text:tab/><text:tab/><text:tab/><text:tab/><text:tab/><text:tab/>ExpresionNiv21.codJ || ExpresionNiv3.codJ|| imul</text:p>
      <text:p text:style-name="P17"><text:tab/><text:tab/><text:tab/>Divide:</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div</text:p>
      <text:p text:style-name="P17"><text:tab/><text:tab/><text:tab/><text:tab/><text:tab/>sino</text:p>
      <text:p text:style-name="P17"><text:tab/><text:tab/><text:tab/><text:tab/><text:tab/><text:tab/>ExpresionNiv21.codJ || ExpresionNiv3.codJ || i2f || fdiv</text:p>
      <text:p text:style-name="P17"><text:tab/><text:tab/><text:tab/><text:tab/>sino</text:p>
      <text:p text:style-name="P17"><text:tab/><text:tab/><text:tab/><text:tab/><text:tab/>si(ExpresionNiv3.tipo = float)</text:p>
      <text:p text:style-name="P17"><text:tab/><text:tab/><text:tab/><text:tab/><text:tab/><text:tab/>ExpresionNiv21.codJ || i2f || ExpresionNiv3.codJ|| fdiv</text:p>
      <text:p text:style-name="P17"><text:tab/><text:tab/><text:tab/><text:tab/><text:tab/>sino</text:p>
      <text:p text:style-name="P17"><text:tab/><text:tab/><text:tab/><text:tab/><text:tab/><text:tab/>ExpresionNiv21.codJ || ExpresionNiv3.codJ|| idiv</text:p>
      <text:p text:style-name="P17"><text:tab/><text:tab/><text:tab/>Modulo:</text:p>
      <text:p text:style-name="P17"><text:tab/><text:tab/><text:tab/><text:tab/>ExpresiónNiv21. codJ || ExpresiónNiv3. codJ || imod</text:p>
      <text:p text:style-name="P17"><text:tab/><text:tab/><text:tab/>y:</text:p>
      <text:p text:style-name="P17"><text:tab/><text:tab/><text:tab/><text:tab/>ExpresionNiv21.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0.codP = </text:p>
      <text:p text:style-name="P14"><text:tab/><text:tab/>case (OpNiv31.op)</text:p>
      <text:p text:style-name="P14"><text:tab/><text:tab/><text:tab/>shl:</text:p>
      <text:p text:style-name="P14"><text:tab/><text:tab/><text:tab/><text:tab/><text:span text:style-name="T3">ExpresiónNiv4.codP || ExpresiónNiv31.codP || shl</text:span></text:p>
      <text:p text:style-name="P14"><text:tab/><text:tab/><text:tab/>shr:</text:p>
      <text:p text:style-name="P14"><text:tab/><text:tab/><text:tab/><text:tab/><text:span text:style-name="T3">ExpresiónNiv4.codP || ExpresiónNiv31.codP || shr</text:span></text:p>
      <text:p text:style-name="P17"><text:tab/>ExpresiónNiv30.codJ = </text:p>
      <text:p text:style-name="P14"><text:tab/><text:tab/>case (OpNiv31.op)</text:p>
      <text:p text:style-name="P14"><text:tab/><text:tab/><text:tab/>shl:</text:p>
      <text:p text:style-name="P14"><text:tab/><text:tab/><text:tab/><text:tab/><text:span text:style-name="T3">ExpresiónNiv4.codJ || ExpresiónNiv31.codJ|| ishl</text:span></text:p>
      <text:p text:style-name="P14"><text:tab/><text:tab/><text:tab/>shr:</text:p>
      <text:p text:style-name="P17"><text:tab/><text:tab/><text:tab/><text:tab/>ExpresiónNiv4.codJ || ExpresiónNiv31.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0.codP = </text:p>
      <text:p text:style-name="P17"><text:tab/><text:tab/>case (OpNiv41.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soft-page-break/><text:tab/><text:tab/><text:tab/>cast-int:</text:p>
      <text:p text:style-name="P17"><text:tab/><text:tab/><text:tab/><text:tab/>ExpresiónNiv41.codP || CastInt</text:p>
      <text:p text:style-name="P17"><text:tab/><text:tab/><text:tab/>cast-nat:</text:p>
      <text:p text:style-name="P17"><text:tab/><text:tab/><text:tab/><text:tab/>ExpresiónNiv41.codP || CastNat</text:p>
      <text:p text:style-name="P17"><text:tab/><text:tab/><text:tab/>cast-char:</text:p>
      <text:p text:style-name="P17"><text:tab/><text:tab/><text:tab/><text:tab/>ExpresiónNiv41.codP || Cascharacter</text:p>
      <text:p text:style-name="P17"><text:tab/>ExpresiónNiv40.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soft-page-break/><text:tab/><text:tab/><text:tab/><text:tab/>fconst_0 ||</text:p>
      <text:p text:style-name="P17"><text:tab/><text:tab/><text:tab/><text:tab/>fcmpg ||</text:p>
      <text:p text:style-name="P17"><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natural</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3T13:18:42</dc:date>
    <dc:creator>Hector </dc:creator>
    <meta:editing-duration>PT22H00M16S</meta:editing-duration>
    <meta:editing-cycles>43</meta:editing-cycles>
    <meta:generator>OpenOffice.org/3.1$Linux OpenOffice.org_project/310m21$Build-9319</meta:generator>
    <meta:document-statistic meta:table-count="1" meta:image-count="0" meta:object-count="0" meta:page-count="19" meta:paragraph-count="978" meta:word-count="5163" meta:character-count="38915"/>
  </office:meta>
</office:document-meta>
</file>